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b00" officeooo:paragraph-rsid="00094b00"/>
    </style:style>
    <style:style style:name="P2" style:family="paragraph" style:parent-style-name="Standard">
      <style:text-properties officeooo:rsid="00095063" officeooo:paragraph-rsid="00095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et: <text:a xlink:type="simple" xlink:href="https://github.com/nshomron/covidpred" text:style-name="Internet_20_link" text:visited-style-name="Visited_20_Internet_20_Link">https://github.com/nshomron/covidpred</text:a></text:p>
      <text:p text:style-name="P1"/>
      <text:p text:style-name="P2">Logistic Regression: <text:a xlink:type="simple" xlink:href="https://github.com/diannekrouse/LRPython/blob/master/LogisticRegression.ipynb" text:style-name="Internet_20_link" text:visited-style-name="Visited_20_Internet_20_Link">https://github.com/diannekrouse/LRPython/blob/master/LogisticRegression.ipynb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21:47:09.866370332</meta:creation-date>
    <dc:date>2022-10-16T21:49:16.068589375</dc:date>
    <meta:editing-duration>PT2M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6" meta:character-count="145" meta:non-whitespace-character-count="141"/>
  </office:meta>
</office:document-meta>
</file>